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ashAttributeResultMatchers.attributeExists( String ...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ashAttributeResultMatchers.attribute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shAttributeResultMatchers.attribute( String 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shAttributeResultMatchers.attribute( String name , Matcher &lt; ? super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shAttributeResultMatchers.FlashAttributeResul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